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005c9" officeooo:paragraph-rsid="001005c9"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1005c9" officeooo:paragraph-rsid="001005c9"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1005c9" officeooo:paragraph-rsid="001695cf" style:font-weight-asian="normal" style:font-weight-complex="normal"/>
    </style:style>
    <style:style style:name="T1" style:family="text">
      <style:text-properties officeooo:rsid="00125b61"/>
    </style:style>
    <style:style style:name="T2" style:family="text">
      <style:text-properties officeooo:rsid="0013b26a"/>
    </style:style>
    <style:style style:name="T3" style:family="text">
      <style:text-properties style:text-position="super 58%" officeooo:rsid="0013b26a"/>
    </style:style>
    <style:style style:name="T4" style:family="text">
      <style:text-properties officeooo:rsid="0013da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opsis of Pyrostasis Resurrection</text:p>
      <text:p text:style-name="P3"><text:tab/>Pyrostasis Resurrection <text:span text:style-name="T1">is a Sci-Fi piece and it is </text:span>the reincarnation of my original 1996 The Real Genetical Wars project. Much has changed since then. Both my experience as a combat soldier in IDF MLRS unit, and being <text:span text:style-name="T1">a gamer, though I did transition from space flight simulators to FPS as one of my main genres of gaming, if you put aside FF and MGS titles.</text:span></text:p>
      <text:p text:style-name="P2"><text:tab/><text:span text:style-name="T1">Pyrostasis Resurrection revolves around the life of Corporal Ophelia Summer, a female commando soldier, usually from a first person narrative, though sometimes from other characters as the focalisers on her life. She was selected before her birth to be defective by design and have genes for colour blindness. This in turn serves as a mean to bypass traditional TOC (Therm-optic Camouflage). The aliens in the story have similar technologies and are on par with both human and Generiens (artificial humans created using genetic engineering).</text:span></text:p>
      <text:p text:style-name="P2"><text:tab/><text:span text:style-name="T2">The main enemy is usually other soldiers and the system in general that Ophelia has to deal with. She had a rough childhood. She was thrown to a military prep school at the age of fourteen, and she discovers that her biological parents never cared for her. Furthermore she's trapped in a love-hate relationship with a friend from school who followed her to this prep school. This prep school feels to her like an orphanage, mainly because she's an estranged child. </text:span></text:p>
      <text:p text:style-name="P2"><text:tab/><text:span text:style-name="T2">The world is also occupied with many factions that work through PMCs (Private Military Corporations) who work in the background of most things. Not only that but due to her actions in her first baptism into active duty, part of her personality and past knowledge is being repressed via high levels of telepathy, but being stored as an AI (Artificial Intelligence) in her Uber Den Geist (Artificial brain). The main function of the Uber Den Geist is to serve as a secondary brain should the biological brain freezes for whatever reason, or more importantly when the commando soldiers transform into an animal form (via DNA manipulation techniques).</text:span></text:p>
      <text:p text:style-name="P2"><text:tab/><text:span text:style-name="T2">Ophelia Summer is a confederate soldier under the direct command of her Sergeant Mustapha Abdul. <text:s/>They operate in a complex led by Commodore Kane Mason, and his 2</text:span><text:span text:style-name="T3">nd</text:span><text:span text:style-name="T2"> in command Terron Jaxx. The planet is overseen by Brigadier General Kyle Bennet Browning, who serves as the highest ranking officer in the story thus far. There are 7 Commando units in this complex and at each outpost on the planet. At one time, the story does deviate to a small company from another outpost of four mecha-pilots. Some focus is given to pilots (only in chapter 13 so far, though they were the focal point of the story in its previous incarnation).</text:span></text:p>
      <text:p text:style-name="P2"><text:tab/><text:span text:style-name="T4">At some point in the future I would want to shift the focus back to pilots and mech-pilots, but currently the focus is around Ophelia and her conflict with “the system”, and both intra and inter unit relationships, including friends and foes a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19:04:56.571519493</meta:creation-date>
    <dc:date>2015-03-22T21:43:18.779662321</dc:date>
    <meta:editing-duration>PT8H35M32S</meta:editing-duration>
    <meta:editing-cycles>5</meta:editing-cycles>
    <meta:generator>LibreOffice/4.2.8.2$Linux_X86_64 LibreOffice_project/420$Build-2</meta:generator>
    <meta:document-statistic meta:table-count="0" meta:image-count="0" meta:object-count="0" meta:page-count="1" meta:paragraph-count="7" meta:word-count="496" meta:character-count="2930" meta:non-whitespace-character-count="2433"/>
  </office:meta>
</office:document-meta>
</file>